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text-properties fo:font-size="9pt" style:font-size-asian="9pt" style:font-size-complex="9pt"/>
    </style:style>
    <style:style style:name="P38" style:family="paragraph" style:parent-style-name="Heading_20_1">
      <style:paragraph-properties fo:margin-top="0.423cm" fo:margin-bottom="0.212cm" fo:keep-with-next="always"/>
      <style:text-properties style:font-name="Arial" style:font-name-asian="Microsoft YaHei" style:font-name-complex="Mangal"/>
    </style:style>
    <style:style style:name="P39" style:family="paragraph" style:parent-style-name="Heading_20_2">
      <style:text-properties style:font-name="Arial" style:font-name-asian="Microsoft YaHei" style:font-name-complex="Mangal"/>
    </style:style>
    <style:style style:name="P40" style:family="paragraph" style:parent-style-name="Heading_20_2">
      <style:text-properties style:font-name-asian="Microsoft YaHei" style:font-name-complex="Mangal"/>
    </style:style>
    <style:style style:name="P41" style:family="paragraph" style:parent-style-name="Text_20_body" style:list-style-name="L9"/>
    <style:style style:name="P42" style:family="paragraph" style:parent-style-name="Text_20_body" style:list-style-name="L9">
      <style:text-properties style:text-underline-style="non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352155445367163180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7492442155115149904"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0550474" text:continue-list="list352155445367163180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0534047" text:continue-list="list7492442155115149904"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1555180212151207426"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2629827445049452647"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2893997593285763289"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6299283533116960116"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8666658915345093875"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1533250749702521837" text:style-name="L8">
              <text:list-item>
                <text:p text:style-name="P36">'01' = Administració.</text:p>
              </text:list-item>
              <text:list-item>
                <text:p text:style-name="P36">'02' = Persona física.</text:p>
              </text:list-item>
              <text:list-item>
                <text:p text:style-name="P36">'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34</dc:date><text:p text:style-name="P43"><text:span text:style-name="T3">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Administració.</text:p>
            <text:p text:style-name="P19">'2' = Persona física .</text:p>
            <text:p text:style-name="P20">'3' = Persona jurídica .</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ext:soft-page-break/>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text:soft-page-break/>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ext:soft-page-break/>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7193067123539185873" text:style-name="L9">
        <text:list-item>
          <text:p text:style-name="P41">altaRegistroEntrada. Permet donar d'alta un assentament d'entrada al sistema i per obtenir un número de registre d'entrada.</text:p>
        </text:list-item>
        <text:list-item>
          <text:p text:style-name="P41">anularRegistroEntrada. Permet anular un assentament d'entrada. </text:p>
        </text:list-item>
        <text:list-item>
          <text:p text:style-name="P41">tramitarRegistroEntrada. Permet marcar un assentament com a tramitat.</text:p>
        </text:list-item>
        <text:list-item>
          <text:p text:style-name="P41">obtenerRegistroEntrada. Permet obtenir un assentament d'entrada.</text:p>
        </text:list-item>
        <text:list-item>
          <text:p text:style-name="P41">ObtenerRegistroEntradaID. Permet obtenir un identificador d'un assentament.</text:p>
        </text:list-item>
        <text:list-item>
          <text:p text:style-name="P41">altaRegistroSalida</text:p>
        </text:list-item>
        <text:list-item>
          <text:p text:style-name="P41">anularRegistroSalida.</text:p>
        </text:list-item>
        <text:list-item>
          <text:p text:style-name="P41">obtenerRegistroSalida</text:p>
        </text:list-item>
        <text:list-item>
          <text:p text:style-name="P41">obtenerRegistroSalidaID</text:p>
        </text:list-item>
        <text:list-item>
          <text:p text:style-name="P42">listarTipoAsunto. Permet obtenir un llistat dels tipus d'assumptes definits per l' aplicació. </text:p>
        </text:list-item>
        <text:list-item>
          <text:p text:style-name="P42">listarCodigoAsunto. Permet obtenir un llistat dels codis d'assumptes associats a un tipus d'assumpte.</text:p>
        </text:list-item>
        <text:list-item>
          <text:p text:style-name="P42">listarOrganismos. Permet obtenir els organismes d'una entitat de l'aplicació</text:p>
        </text:list-item>
        <text:list-item>
          <text:p text:style-name="P42">listarLibros. Permet obtenir els llibres d'una entitat de l'aplicació.</text:p>
        </text:list-item>
        <text:list-item>
          <text:p text:style-name="P42">crearPersona. Permet crear una persona a l'aplicació. </text:p>
        </text:list-item>
        <text:list-item>
          <text:p text:style-name="P42">borrarPersona. Permet esborrar una persona de l'aplicació. </text:p>
        </text:list-item>
        <text:list-item>
          <text:p text:style-name="P42">actualizarPersona. Permet actualitzar les dades d'una Persona.</text:p>
        </text:list-item>
        <text:list-item>
          <text:p text:style-name="P42">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ext:soft-page-break/>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text:soft-page-break/>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ext:soft-page-break/>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ext:soft-page-break/>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ext:soft-page-break/>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ext:soft-page-break/>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8" text:outline-level="1">Wsdl</text:h>
      <text:h text:style-name="P39"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text:soft-page-break/>&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text:soft-page-break/>&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text:soft-page-break/>&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text:soft-page-break/>&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text:soft-page-break/>&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schema&gt;</text:p>
      <text:p text:style-name="P25"><text:s text:c="2"/>&lt;/wsdl:types&gt;</text:p>
      <text:p text:style-name="P25"><text:s text:c="2"/>&lt;wsdl:message name="obtenerRegistroEntrada"&gt;</text:p>
      <text:p text:style-name="P25"><text:soft-page-break/><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oft-page-break/><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oft-page-break/><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oft-page-break/><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oft-page-break/><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oft-page-break/><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40"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 text:c="2"/>&lt;wsdl:types&gt;</text:p>
      <text:p text:style-name="P25">&lt;xs:schema attributeFormDefault="unqualified" elementFormDefault="unqualified" 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text:soft-page-break/>&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text:soft-page-break/>&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text:soft-page-break/>&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text:soft-page-break/>&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text:soft-page-break/>&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oft-page-break/><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oft-page-break/><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oft-page-break/><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oft-page-break/><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oft-page-break/><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lt;/wsdl:definitions&gt;</text:p>
      <text:p text:style-name="P25"/>
      <text:h text:style-name="Heading_20_2" text:outline-level="2">Info</text:h>
      <text:p text:style-name="P26">&lt;?xml version='1.0' encoding='UTF-8'?&gt;&lt;wsdl:definitions name="RegWebInfoWsService" targetNamespace="http://info.impl.v3.ws.regweb.caib.es/" xmlns:ns1="http://schemas.xmlsoap.org/wsdl/soap/http" xmlns:soap="http://schemas.xmlsoap.org/wsdl/soap/" <text:soft-page-break/>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text:soft-page-break/>&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text:soft-page-break/>&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text:soft-page-break/>&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oft-page-break/><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oft-page-break/><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oft-page-break/><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oft-page-break/><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text:soft-page-break/>&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text:soft-page-break/>&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text:soft-page-break/>&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oft-page-break/><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oft-page-break/><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oft-page-break/><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oft-page-break/><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oft-page-break/><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6-01T10:37:11.88</dc:date>
    <dc:creator>Eduardo Arrivi</dc:creator>
    <meta:editing-duration>P1DT14H41M37S</meta:editing-duration>
    <meta:editing-cycles>84</meta:editing-cycles>
    <meta:generator>OpenOffice/4.1.1$Win32 OpenOffice.org_project/411m6$Build-9775</meta:generator>
    <meta:printed-by>Eduardo Arrivi</meta:printed-by>
    <meta:print-date>2014-10-15T10:52:16.51</meta:print-date>
    <meta:document-statistic meta:table-count="26" meta:image-count="0" meta:object-count="0" meta:page-count="54" meta:paragraph-count="3102" meta:word-count="8279" meta:character-count="91619"/>
  </office:meta>
</office:document-meta>
</file>